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co1" style:family="table-column">
      <style:table-column-properties style:column-width="5.258cm" style:use-optimal-column-width="false"/>
    </style:style>
    <style:style style:name="co2" style:family="table-column">
      <style:table-column-properties style:column-width="4.978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3.386cm" style:use-optimal-column-width="false"/>
    </style:style>
    <style:style style:name="co5" style:family="table-column">
      <style:table-column-properties style:column-width="3.863cm" style:use-optimal-column-width="false"/>
    </style:style>
    <style:style style:name="co6" style:family="table-column">
      <style:table-column-properties style:column-width="3.862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 fo:border="0.03pt solid #000000"/>
    </style:style>
    <style:style style:name="ce2" style:family="table-cell"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1" draw:id="id1" draw:layer="layout" svg:width="10.235cm" svg:height="5.831cm" svg:x="1.564cm" svg:y="1.6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s_user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email</text:p>
              </table:table-cell>
              <table:table-cell>
                <text:p text:style-name="P1">char(@)</text:p>
              </table:table-cell>
            </table:table-row>
            <table:table-row table:style-name="ro1" table:default-cell-style-name="ce2">
              <table:table-cell>
                <text:p text:style-name="P1">password</text:p>
              </table:table-cell>
              <table:table-cell>
                <text:p text:style-name="P1">hash(char(30)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6.773cm" svg:height="4.859cm" svg:x="3.476cm" svg:y="10.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 table:number-columns-spanned="2">
                <text:p text:style-name="P1">s_test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question</text:p>
              </table:table-cell>
              <table:table-cell>
                <text:p text:style-name="P1">path</text:p>
              </table:table-cell>
            </table:table-row>
            <table:table-row table:style-name="ro1" table:default-cell-style-name="ce2">
              <table:table-cell>
                <text:p text:style-name="P1">answer</text:p>
              </table:table-cell>
              <table:table-cell>
                <text:p text:style-name="P1">path</text:p>
              </table:table-cell>
            </table:table-row>
            <table:table-row table:style-name="ro1" table:default-cell-style-name="ce2">
              <table:table-cell>
                <text:p text:style-name="P1">author</text:p>
              </table:table-cell>
              <table:table-cell>
                <text:p text:style-name="P1">fk(user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24cm" svg:height="8.747cm" svg:x="19.171cm" svg:y="1.85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 table:number-columns-spanned="2">
                <text:p text:style-name="P1">s_course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1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teacher</text:p>
              </table:table-cell>
              <table:table-cell>
                <text:p text:style-name="P1">fk(user)</text:p>
              </table:table-cell>
            </table:table-row>
            <table:table-row table:style-name="ro1" table:default-cell-style-name="ce2">
              <table:table-cell>
                <text:p text:style-name="P1">group</text:p>
              </table:table-cell>
              <table:table-cell>
                <text:p text:style-name="P1">fk(group)</text:p>
              </table:table-cell>
            </table:table-row>
            <table:table-row table:style-name="ro1" table:default-cell-style-name="ce2">
              <table:table-cell>
                <text:p text:style-name="P1">user</text:p>
              </table:table-cell>
              <table:table-cell>
                <text:p text:style-name="P1">fk(user)</text:p>
              </table:table-cell>
            </table:table-row>
            <table:table-row table:style-name="ro1" table:default-cell-style-name="ce2">
              <table:table-cell>
                <text:p text:style-name="P1">test</text:p>
              </table:table-cell>
              <table:table-cell>
                <text:p text:style-name="P1">fk(test)</text:p>
              </table:table-cell>
            </table:table-row>
            <table:table-row table:style-name="ro1" table:default-cell-style-name="ce2">
              <table:table-cell>
                <text:p text:style-name="P1">is_open</text:p>
              </table:table-cell>
              <table:table-cell>
                <text:p text:style-name="P1">boo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" draw:id="id2" draw:layer="layout" svg:width="7.724cm" svg:height="4.859cm" svg:x="19.315cm" svg:y="11.32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 table:number-columns-spanned="2">
                <text:p text:style-name="P1">s_group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1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user</text:p>
              </table:table-cell>
              <table:table-cell>
                <text:p text:style-name="P1">fk(users)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" draw:text-style-name="P2" draw:layer="layout" svg:x1="18.922cm" svg:y1="6.294cm" svg:x2="11.799cm" svg:y2="4.58cm" draw:end-shape="id1" svg:d="M18922 6294h-3310v-1714h-3813" svg:viewBox="0 0 7124 1715">
          <text:p/>
        </draw:connector>
        <draw:connector draw:style-name="gr1" draw:text-style-name="P2" draw:layer="layout" draw:line-skew="-2.232cm" svg:x1="18.882cm" svg:y1="7.096cm" svg:x2="19.315cm" svg:y2="13.753cm" draw:end-shape="id2" draw:end-glue-point="3" svg:d="M18882 7096h-2301v6657h2734" svg:viewBox="0 0 2735 6658">
          <text:p/>
        </draw:connector>
        <draw:connector draw:style-name="gr1" draw:text-style-name="P2" draw:layer="layout" svg:x1="18.962cm" svg:y1="15.755cm" svg:x2="11.799cm" svg:y2="4.58cm" draw:end-shape="id1" draw:end-glue-point="1" svg:d="M18962 15755h-3330v-11175h-3833" svg:viewBox="0 0 7164 11176">
          <text:p/>
        </draw:connector>
        <draw:connector draw:style-name="gr1" draw:text-style-name="P2" draw:layer="layout" draw:line-skew="-0.452cm" svg:x1="18.801cm" svg:y1="8.178cm" svg:x2="11.799cm" svg:y2="4.58cm" draw:end-shape="id1" draw:end-glue-point="1" svg:d="M18801 8178h-3701v-3598h-3301" svg:viewBox="0 0 7003 3599">
          <text:p/>
        </draw:connector>
        <draw:connector draw:style-name="gr1" draw:text-style-name="P2" draw:layer="layout" svg:x1="18.922cm" svg:y1="9.1cm" svg:x2="10.249cm" svg:y2="12.549cm" draw:end-shape="id3" draw:end-glue-point="1" svg:d="M18922 9100h-4085v3449h-4588" svg:viewBox="0 0 8674 3450">
          <text:p/>
        </draw:connector>
        <draw:connector draw:style-name="gr1" draw:text-style-name="P2" draw:layer="layout" draw:line-skew="1.598cm" svg:x1="10.503cm" svg:y1="14.512cm" svg:x2="11.799cm" svg:y2="4.58cm" draw:end-shape="id1" draw:end-glue-point="1" svg:d="M10503 14512h3397v-9932h-2101" svg:viewBox="0 0 3398 993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08:36:50.658000000</meta:creation-date>
    <dc:date>2021-11-04T12:17:41.500000000</dc:date>
    <meta:editing-duration>PT3H28M54S</meta:editing-duration>
    <meta:editing-cycles>17</meta:editing-cycles>
    <meta:generator>LibreOffice/6.3.4.2$Windows_X86_64 LibreOffice_project/60da17e045e08f1793c57c00ba83cdfce946d0aa</meta:generator>
    <meta:document-statistic meta:object-count="10"/>
  </office:meta>
</office:document-meta>
</file>